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668cm" fo:min-width="3.96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285cm" fo:min-width="3.54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559cm" fo:min-width="2.35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559cm" fo:min-width="2.078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107cm" fo:min-width="1.982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668cm" fo:min-width="3.224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288cm" fo:min-width="2.209cm"/>
    </style:style>
    <style:style style:name="gr9" style:family="graphic" style:parent-style-name="objectwithoutfill">
      <style:graphic-properties draw:fill="none" draw:fill-color="#ffffff" draw:textarea-vertical-align="midd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029cm" fo:min-width="0.5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0.409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649cm" fo:min-width="3.03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198cm" fo:min-width="2.2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0.41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378cm" fo:min-width="2.358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378cm" fo:min-width="2.359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649cm" fo:min-width="3.034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1.921cm" fo:min-width="2.998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.457cm" fo:min-width="2.667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929cm" fo:min-width="2.10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1.198cm" fo:min-width="1.475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.198cm" fo:min-width="2.01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="solid" draw:fill-color="#ffffff"/>
      <style:paragraph-properties fo:text-align="center"/>
      <style:text-properties fo:font-size="26pt" style:text-underline-style="solid" style:text-underline-width="auto" style:text-underline-color="font-color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solid" draw:fill-color="#ffffff"/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65cm" svg:height="1.918cm" svg:x="2.85cm" svg:y="5.348cm">
          <text:p text:style-name="P1"><text:span text:style-name="T1">Bà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042cm" svg:height="1.535cm" svg:x="16.78cm" svg:y="5.475cm">
          <text:p text:style-name="P1"><text:span text:style-name="T1">Hóa đơ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042cm" svg:height="2.557cm" svg:x="1.254cm" svg:y="1cm">
          <text:p text:style-name="P1"><text:span text:style-name="T2">IDB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19cm" svg:y1="5.347cm" svg:x2="2.956cm" svg:y2="3.557cm">
          <text:p/>
        </draw:line>
        <draw:custom-shape draw:style-name="gr5" draw:text-style-name="P5" draw:layer="layout" svg:width="3.644cm" svg:height="2.557cm" svg:x="3.274cm" svg:y="16.856cm">
          <text:p text:style-name="P1"><text:span text:style-name="T1"/></text:p>
          <text:p text:style-name="P1"><text:span text:style-name="T2">IDMon</text:span></text:p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3.508cm" svg:height="1.919cm" svg:x="8.593cm" svg:y="17.239cm">
          <text:p text:style-name="P1"><text:span text:style-name="T1">Tên Mó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3.724cm" svg:height="1.918cm" svg:x="9.016cm" svg:y="12.764cm">
          <text:p text:style-name="P1"><text:span text:style-name="T1">Món ă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.829cm" svg:height="2.174cm" svg:x="14.122cm" svg:y="17.239cm">
          <text:p text:style-name="P1"><text:span text:style-name="T1">Giá tiề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6" draw:layer="layout" svg:x1="5.189cm" svg:y1="16.856cm" svg:x2="10.826cm" svg:y2="14.682cm">
          <text:p/>
        </draw:line>
        <draw:line draw:style-name="gr9" draw:text-style-name="P6" draw:layer="layout" svg:x1="10.506cm" svg:y1="17.24cm" svg:x2="10.825cm" svg:y2="14.803cm">
          <text:p/>
        </draw:line>
        <draw:line draw:style-name="gr9" draw:text-style-name="P6" draw:layer="layout" svg:x1="15.93cm" svg:y1="17.239cm" svg:x2="10.825cm" svg:y2="14.682cm">
          <text:p/>
        </draw:line>
        <draw:custom-shape draw:style-name="gr10" draw:text-style-name="P2" draw:layer="layout" svg:width="2.128cm" svg:height="2.557cm" svg:x="10.93cm" svg:y="5.092cm">
          <text:p text:style-name="P1"><text:span text:style-name="T1">Có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6" draw:layer="layout" svg:x1="7.316cm" svg:y1="6.371cm" svg:x2="10.931cm" svg:y2="6.371cm">
          <text:p/>
        </draw:line>
        <draw:line draw:style-name="gr9" draw:text-style-name="P6" draw:layer="layout" svg:x1="13.058cm" svg:y1="6.371cm" svg:x2="16.673cm" svg:y2="6.371cm">
          <text:p/>
        </draw:line>
        <draw:frame draw:style-name="gr11" draw:text-style-name="P7" draw:layer="layout" svg:width="0.909cm" svg:height="1.151cm" svg:x="11.251cm" svg:y="11.357cm">
          <draw:text-box draw:corner-radius="1.023cm">
            <text:p><text:span text:style-name="T3">n</text:span></text:p>
          </draw:text-box>
        </draw:frame>
        <draw:custom-shape draw:style-name="gr12" draw:text-style-name="P2" draw:layer="layout" svg:width="4.999cm" svg:height="2.685cm" svg:x="5.72cm" svg:y="1cm">
          <text:p text:style-name="P1"><text:span text:style-name="T1">Số lượng </text:span></text:p>
          <text:p text:style-name="P1"><text:span text:style-name="T1">chỗ ngồ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8.06cm" svg:y1="3.685cm" svg:x2="5.189cm" svg:y2="5.347cm">
          <text:p/>
        </draw:line>
        <draw:custom-shape draw:style-name="gr13" draw:text-style-name="P2" draw:layer="layout" svg:width="3.934cm" svg:height="2.046cm" svg:x="18.589cm" svg:y="1.128cm">
          <text:p text:style-name="P1"><text:span text:style-name="T1">Ngày gi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9.014cm" svg:y1="5.476cm" svg:x2="20.609cm" svg:y2="3.174cm">
          <text:p/>
        </draw:line>
        <draw:line draw:style-name="gr4" draw:text-style-name="P4" draw:layer="layout" svg:x1="11.994cm" svg:y1="7.649cm" svg:x2="10.825cm" svg:y2="12.764cm">
          <text:p/>
        </draw:line>
        <draw:frame draw:style-name="gr14" draw:text-style-name="P7" draw:layer="layout" svg:width="0.91cm" svg:height="1.15cm" svg:x="7.422cm" svg:y="5.348cm">
          <draw:text-box draw:corner-radius="0.007cm">
            <text:p><text:span text:style-name="T3">n</text:span></text:p>
          </draw:text-box>
        </draw:frame>
        <draw:frame draw:style-name="gr11" draw:text-style-name="P7" draw:layer="layout" svg:width="0.909cm" svg:height="1.151cm" svg:x="15.924cm" svg:y="5.422cm">
          <draw:text-box draw:corner-radius="1.023cm">
            <text:p><text:span text:style-name="T3">1</text:span></text:p>
          </draw:text-box>
        </draw:frame>
        <draw:custom-shape draw:style-name="gr15" draw:text-style-name="P3" draw:layer="layout" svg:width="4.042cm" svg:height="2.302cm" svg:x="14.227cm" svg:y="8.8cm">
          <text:p text:style-name="P1"><text:span text:style-name="T2">TGTie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" draw:layer="layout" svg:width="4.041cm" svg:height="2.302cm" svg:x="18.269cm" svg:y="17.367cm">
          <text:p text:style-name="P1"><text:span text:style-name="T2">IDB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931cm" svg:y1="14.682cm" svg:x2="20.289cm" svg:y2="17.367cm">
          <text:p/>
        </draw:line>
        <draw:custom-shape draw:style-name="gr17" draw:text-style-name="P8" draw:layer="layout" svg:width="4.998cm" svg:height="2.685cm" svg:x="1.254cm" svg:y="9.184cm">
          <text:p text:style-name="P1"><text:span text:style-name="T3">Trạng thái</text:span></text:p>
          <text:p text:style-name="P1"><text:span text:style-name="T3">(còn/hết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8" draw:layer="layout" svg:width="4.998cm" svg:height="2.685cm" svg:x="17.312cm" svg:y="13.659cm">
          <text:p text:style-name="P1"><text:span text:style-name="T3">Trạng thái</text:span></text:p>
          <text:p text:style-name="P1"><text:span text:style-name="T3">(có/không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10.931cm" svg:y1="14.682cm" svg:x2="17.312cm" svg:y2="15.193cm">
          <text:p/>
        </draw:line>
        <draw:line draw:style-name="gr4" draw:text-style-name="P4" draw:layer="layout" svg:x1="4.964cm" svg:y1="7.266cm" svg:x2="3.233cm" svg:y2="9.184cm">
          <text:p/>
        </draw:line>
        <draw:line draw:style-name="gr4" draw:text-style-name="P4" draw:layer="layout" svg:x1="16.464cm" svg:y1="8.8cm" svg:x2="18.69cm" svg:y2="7.01cm">
          <text:p/>
        </draw:line>
        <draw:custom-shape draw:style-name="gr18" draw:text-style-name="P9" draw:layer="layout" svg:width="4.946cm" svg:height="3.069cm" svg:x="12.818cm" svg:y="1.254cm">
          <text:p text:style-name="P1"><text:span text:style-name="T4">Trạng thái</text:span></text:p>
          <text:p text:style-name="P1"><text:span text:style-name="T4">(đã trả/chưa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15.351cm" svg:y1="4.302cm" svg:x2="19.161cm" svg:y2="5.445cm">
          <text:p/>
        </draw:line>
        <draw:custom-shape draw:style-name="gr19" draw:text-style-name="P2" draw:layer="layout" svg:width="4.477cm" svg:height="2.413cm" svg:x="21.796cm" svg:y="4.30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3.683cm" svg:height="1.665cm" svg:x="22.209cm" svg:y="4.669cm">
          <text:p text:style-name="P10"><text:span text:style-name="T5">Danh sach</text:span></text:p>
          <text:p text:style-name="P10"><text:span text:style-name="T5"><text:s/></text:span><text:span text:style-name="T5">mon 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0.812cm" svg:y1="6.08cm" svg:x2="21.828cm" svg:y2="5.699cm">
          <text:p/>
        </draw:line>
        <draw:custom-shape draw:style-name="gr21" draw:text-style-name="P13" draw:layer="layout" svg:width="2.791cm" svg:height="2.046cm" svg:x="19.542cm" svg:y="8.366cm">
          <text:p text:style-name="P12"><text:span text:style-name="T6">ID </text:span></text:p>
          <text:p text:style-name="P12"><text:span text:style-name="T6">Món ă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3.556cm" svg:height="2.046cm" svg:x="23.098cm" svg:y="8.479cm">
          <text:p text:style-name="P12"><text:span text:style-name="T6">Số lượng</text:span></text:p>
          <text:p text:style-name="P12"><text:span text:style-name="T6">mỗi m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3.86cm" svg:y1="6.715cm" svg:x2="21.066cm" svg:y2="8.366cm">
          <text:p/>
        </draw:line>
        <draw:line draw:style-name="gr4" draw:text-style-name="P4" draw:layer="layout" svg:x1="23.86cm" svg:y1="6.715cm" svg:x2="25.003cm" svg:y2="8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htu </meta:initial-creator>
    <meta:creation-date>2015-12-12T08:12:00</meta:creation-date>
    <dc:date>2015-12-12T19:53:10.330000000</dc:date>
    <meta:editing-duration>PT52M47S</meta:editing-duration>
    <meta:editing-cycles>6</meta:editing-cycles>
    <meta:generator>LibreOffice/5.0.3.2$Windows_x86 LibreOffice_project/e5f16313668ac592c1bfb310f4390624e3dbfb75</meta:generator>
    <meta:document-statistic meta:object-count="39"/>
  </office:meta>
</office:document-meta>
</file>